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10000010977A642902C4A32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748cm" fo:min-width="3.42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3.191cm" fo:min-width="8.577cm" fo:padding-top="0.142cm" fo:padding-bottom="0.142cm" fo:padding-left="0.267cm" fo:padding-right="0.267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9" style:family="graphic" style:parent-style-name="standard" style:list-style-name="L1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12" style:family="graphic" style:parent-style-name="objectwithoutfill">
      <style:graphic-properties svg:stroke-width="0.028cm" svg:stroke-color="#000000" draw:marker-start-width="0.242cm" draw:marker-end="Arrowheads_20_3" draw:marker-end-width="0.3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000000" draw:marker-start-width="0.242cm" draw:marker-end="Arrowheads_20_4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000000" draw:marker-start-width="0.242cm" draw:marker-end="Arrowheads_20_5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0.36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2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27cm" svg:height="3.998cm" svg:x="2.987cm" svg:y="5.12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3cm" svg:height="0.725cm" svg:x="3.94cm" svg:y="5.233cm">
          <draw:text-box>
            <text:p text:style-name="P2"><text:span text:style-name="T1">Memory</text:span></text:p>
          </draw:text-box>
        </draw:frame>
        <draw:custom-shape draw:style-name="gr3" draw:text-style-name="P1" draw:layer="layout" svg:width="9.077cm" svg:height="3.441cm" svg:x="0.653cm" svg:y="0.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54cm" svg:height="0.635cm" svg:x="1.477cm" svg:y="2.77cm">
          <text:p text:style-name="P4"><text:span text:style-name="T1">01001110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395cm" svg:height="0.725cm" svg:x="4.825cm" svg:y="2.404cm">
          <draw:text-box>
            <text:p text:style-name="P2"><text:span text:style-name="T1">AND</text:span></text:p>
          </draw:text-box>
        </draw:frame>
        <draw:frame draw:style-name="gr5" draw:text-style-name="P1" draw:layer="layout" svg:width="3.048cm" svg:height="1.626cm" svg:x="3.989cm" svg:y="1.959cm">
          <draw:image xlink:href="Pictures/10000001000001F10000010977A642902C4A32F8.png" xlink:type="simple" xlink:show="embed" xlink:actuate="onLoad" draw:mime-type="image/png">
            <text:p/>
          </draw:image>
        </draw:frame>
        <draw:custom-shape draw:style-name="gr6" draw:text-style-name="P4" xml:id="id4" draw:id="id4" draw:layer="layout" svg:width="2.54cm" svg:height="0.635cm" svg:x="1.477cm" svg:y="2.093cm">
          <text:p text:style-name="P4"><text:span text:style-name="T1">100101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6" draw:id="id6" draw:layer="layout" svg:width="2.54cm" svg:height="0.635cm" svg:x="3.654cm" svg:y="7.849cm">
          <text:p text:style-name="P4"><text:span text:style-name="T1">000001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2.54cm" svg:height="0.635cm" svg:x="3.688cm" svg:y="7.049cm">
          <text:p text:style-name="P4"><text:span text:style-name="T1">100101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xml:id="id2" draw:id="id2" draw:layer="layout" svg:width="2.54cm" svg:height="0.635cm" svg:x="1.477cm" svg:y="2.77cm">
          <text:p text:style-name="P4"><text:span text:style-name="T1">01001110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5" draw:id="id5" draw:layer="layout" svg:width="2.54cm" svg:height="0.635cm" svg:x="6.951cm" svg:y="2.464cm">
          <text:p text:style-name="P4"><text:span text:style-name="T1">00000110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" draw:id="id1" draw:layer="layout" svg:width="2.54cm" svg:height="0.635cm" svg:x="3.673cm" svg:y="6.121cm">
          <text:p text:style-name="P4"><text:span text:style-name="T1">01001110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3.673cm" svg:y1="6.438cm" svg:x2="1.477cm" svg:y2="3.087cm" draw:start-shape="id1" draw:start-glue-point="3" draw:end-shape="id2" draw:end-glue-point="3" svg:d="M3673 6438h-2697v-3351h501" svg:viewBox="0 0 2698 3352">
          <text:p/>
        </draw:connector>
        <draw:connector draw:style-name="gr13" draw:text-style-name="P1" draw:layer="layout" svg:x1="3.688cm" svg:y1="7.366cm" svg:x2="1.477cm" svg:y2="2.41cm" draw:start-shape="id3" draw:start-glue-point="3" draw:end-shape="id4" draw:end-glue-point="3" svg:d="M3688 7366h-2712v-4956h501" svg:viewBox="0 0 2713 4957">
          <text:p/>
        </draw:connector>
        <draw:connector draw:style-name="gr14" draw:text-style-name="P1" draw:layer="layout" svg:x1="9.491cm" svg:y1="2.781cm" svg:x2="6.194cm" svg:y2="8.166cm" draw:start-shape="id5" draw:start-glue-point="1" draw:end-shape="id6" svg:d="M9491 2781h501v5385h-3798" svg:viewBox="0 0 3799 5386">
          <text:p/>
        </draw:connector>
        <draw:frame draw:style-name="gr2" draw:text-style-name="P3" draw:layer="layout" svg:width="1.399cm" svg:height="0.725cm" draw:transform="rotate (1.5707963267949) translate (0.836cm 6.028cm)">
          <draw:text-box>
            <text:p><text:span text:style-name="T1">copy</text:span></text:p>
          </draw:text-box>
        </draw:frame>
        <draw:frame draw:style-name="gr2" draw:text-style-name="P3" draw:layer="layout" svg:width="1.395cm" svg:height="0.725cm" svg:x="4.386cm" svg:y="0.294cm">
          <draw:text-box>
            <text:p><text:span text:style-name="T1">CPU</text:span></text:p>
          </draw:text-box>
        </draw:frame>
        <draw:frame draw:style-name="gr15" draw:text-style-name="P3" draw:layer="layout" svg:width="3.634cm" svg:height="0.725cm" svg:x="1.07cm" svg:y="1.153cm">
          <draw:text-box>
            <text:p text:style-name="P2"><text:span text:style-name="T1">input registers</text:span></text:p>
          </draw:text-box>
        </draw:frame>
        <draw:frame draw:style-name="gr15" draw:text-style-name="P3" draw:layer="layout" svg:width="3.634cm" svg:height="0.725cm" svg:x="6.397cm" svg:y="1.153cm">
          <draw:text-box>
            <text:p text:style-name="P2"><text:span text:style-name="T1">output register</text:span></text:p>
          </draw:text-box>
        </draw:frame>
        <draw:frame draw:style-name="gr16" draw:text-style-name="P3" draw:layer="layout" svg:width="1.588cm" svg:height="0.725cm" svg:x="4.645cm" svg:y="1.153cm">
          <draw:text-box>
            <text:p text:style-name="P2"><text:span text:style-name="T1">gate</text:span></text:p>
          </draw:text-box>
        </draw:frame>
        <draw:frame draw:style-name="gr2" draw:text-style-name="P3" draw:layer="layout" svg:width="1.399cm" svg:height="0.725cm" draw:transform="rotate (1.5707963267949) translate (9.198cm 6.217cm)">
          <draw:text-box>
            <text:p><text:span text:style-name="T1">cop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JP Regular" svg:font-family="'Noto Sans JP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 Regular" style:font-family-asian="'Noto Sans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7T16:34:56.514767796</meta:creation-date>
    <dc:date>2022-08-17T19:14:27.479396801</dc:date>
    <meta:editing-duration>PT2H6S</meta:editing-duration>
    <meta:editing-cycles>1</meta:editing-cycles>
    <meta:document-statistic meta:object-count="21"/>
    <meta:generator>LibreOffice/7.2.5.1$Linux_X86_64 LibreOffice_project/20$Build-1</meta:generator>
  </office:meta>
</office:document-meta>
</file>